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0.99375in" svg:y="0.00347in" svg:width="4.30625in" svg:height="4.30625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CH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Dachgeschoss</meta:initial-creator>
    <dc:creator>Küttel Philip</dc:creator>
    <meta:creation-date>2022-02-19T15:53:00Z</meta:creation-date>
    <dc:date>2022-02-19T15:53:00Z</dc:date>
    <meta:print-date>2022-02-19T15:52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